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Ephraim Leder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3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EPHRAIM LEDERER,/</text:p>
      <text:p text:style-name="P2">ATTORNEY AND COUNSELLOR-AT-LAW,/</text:p>
      <text:p text:style-name="P2">138 S. SIXTH STREET./</text:p>
      <text:p text:style-name="P3">Philadelphia, Mar 3 1892/</text:p>
      <text:p text:style-name="P2">Rev Dr S. Morais/</text:p>
      <text:p text:style-name="P2"><text:tab/>Dear sir,/</text:p>
      <text:p text:style-name="P2"><text:tab/><text:tab/>The change in the location/ of the Southern Branch Rooms has necessitated/ a change in the date of the entertainments./ <text:s/>I am requested by the literary committee/ to ask you whether you will kindly/ consent to lecture at the next Entertainment/ to be held at the 10th &amp; Carpenter st building/ on Wednesday Evening March 16th/ Requesting the favor of an early/ reply &amp; earnestly trusting that you/ will be able to accept I am/ Yours sincerely/ Ephraim Leder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3:55:49.67</meta:creation-date>
    <dc:date>2011-12-01T13:59:50.16</dc:date>
    <dc:creator>Penn Libraries</dc:creator>
    <meta:editing-duration>PT00H04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62" meta:character-count="1846"/>
  </office:meta>
</office:document-meta>
</file>